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style-name="ce1" office:value-type="string">
            <text:p>2-NN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Old)</text:p>
          </table:table-cell>
          <table:table-cell table:style-name="ce1" table:number-columns-repeated="2"/>
          <table:table-cell/>
          <table:table-cell table:style-name="ce1" office:value-type="string">
            <text:p>Large Hall Environment 2-NN Matching (Old)</text:p>
          </table:table-cell>
          <table:table-cell table:style-name="Default" table:number-columns-repeated="2"/>
          <table:table-cell/>
          <table:table-cell table:style-name="ce1" office:value-type="string">
            <text:p>Varying Lighting Radius Matchin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Threshold</text:p>
          </table:table-cell>
          <table:table-cell office:value-type="string">
            <text:p>TP Rate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595">
            <text:p>0.60</text:p>
          </table:table-cell>
          <table:table-cell/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Original</text:p>
          </table:table-cell>
          <table:table-cell table:style-name="ce4"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72">
            <text:p>0.57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Left Light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564">
            <text:p>0.56</text:p>
          </table:table-cell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30">
            <text:p>30.00</text:p>
          </table:table-cell>
          <table:table-cell table:style-name="ce3" office:value-type="float" office:value="0.579">
            <text:p>0.58</text:p>
          </table:table-cell>
          <table:table-cell/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Right Light and Main lights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637">
            <text:p>0.64</text:p>
          </table:table-cell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6">
            <text:p>0.56</text:p>
          </table:table-cell>
          <table:table-cell/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oth Lights turned off</text:p>
          </table:table-cell>
          <table:table-cell office:value-type="float" office:value="0.1">
            <text:p>0.1</text:p>
          </table:table-cell>
          <table:table-cell table:style-name="ce4" office:value-type="float" office:value="0.395">
            <text:p>0.4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/>
          <table:table-cell table:style-name="ce3" table:number-columns-repeated="2"/>
          <table:table-cell table:number-columns-repeated="5"/>
          <table:table-cell table:style-name="ce1" office:value-type="string">
            <text:p>Robocup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/>
          <table:table-cell table:style-name="ce3" office:value-type="string">
            <text:p>Radius Matching</text:p>
          </table:table-cell>
          <table:table-cell/>
          <table:table-cell office:value-type="string">
            <text:p>Radius Matching</text:p>
          </table:table-cell>
          <table:table-cell table:number-columns-repeated="3"/>
          <table:table-cell office:value-type="string">
            <text:p>Nao only </text:p>
          </table:table-cell>
          <table:table-cell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375">
            <text:p>0.38</text:p>
          </table:table-cell>
          <table:table-cell/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Nao and Nikon</text:p>
          </table:table-cell>
          <table:table-cell office:value-type="float" office:value="0.07">
            <text:p>0.07</text:p>
          </table:table-cell>
          <table:table-cell table:style-name="ce4" office:value-type="float" office:value="0.415">
            <text:p>0.42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366">
            <text:p>0.37</text:p>
          </table:table-cell>
          <table:table-cell/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28">
            <text:p>28.00</text:p>
          </table:table-cell>
          <table:table-cell table:style-name="ce3" office:value-type="float" office:value="0.439">
            <text:p>0.44</text:p>
          </table:table-cell>
          <table:table-cell/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table:style-name="ce1" office:value-type="string">
            <text:p>Large Hall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365">
            <text:p>0.37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Nao only</text:p>
          </table:table-cell>
          <table:table-cell office:value-type="float" office:value="0.07">
            <text:p>0.07</text:p>
          </table:table-cell>
          <table:table-cell table:style-name="ce4" office:value-type="float" office:value="0.9">
            <text:p>0.9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Nao and Nikon</text:p>
          </table:table-cell>
          <table:table-cell office:value-type="float" office:value="0.09">
            <text:p>0.09</text:p>
          </table:table-cell>
          <table:table-cell table:style-name="ce4" office:value-type="float" office:value="0.56">
            <text:p>0.56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Office Environment 2-NN Matching (Old)</text:p>
          </table:table-cell>
          <table:table-cell table:number-columns-repeated="4"/>
          <table:table-cell table:style-name="Default" table:number-columns-repeated="2"/>
          <table:table-cell/>
          <table:table-cell table:style-name="ce1" office:value-type="string">
            <text:p>Googl Street View</text:p>
          </table:table-cell>
          <table:table-cell/>
          <table:table-cell table:style-name="ce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Nao and Google Street View Images</text:p>
          </table:table-cell>
          <table:table-cell office:value-type="float" office:value="0.36">
            <text:p>0.36</text:p>
          </table:table-cell>
          <table:table-cell table:style-name="ce4" office:value-type="float" office:value="0.39">
            <text:p>0.39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dius Matching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Main Robocup Dataset – 2-NN Matching (CP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08">
            <text:p>0.71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749">
            <text:p>0.75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15">
            <text:p>0.15</text:p>
          </table:table-cell>
          <table:table-cell office:value-type="float" office:value="0.675">
            <text:p>0.6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9">
            <text:p>39.00</text:p>
          </table:table-cell>
          <table:table-cell office:value-type="float" office:value="0.611">
            <text:p>0.61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578">
            <text:p>0.58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49">
            <text:p>0.65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12">
            <text:p>0.12</text:p>
          </table:table-cell>
          <table:table-cell office:value-type="float" office:value="0.682">
            <text:p>0.68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6"/>
        </table:table-row>
        <table:table-row table:style-name="ro1">
          <table:table-cell table:style-name="ce2" office:value-type="string">
            <text:p>Radius Matching (MPS)</text:p>
          </table:table-cell>
          <table:table-cell/>
          <table:table-cell office:value-type="string">
            <text:p>Radius Matching</text:p>
          </table:table-cell>
          <table:table-cell table:style-name="ce4"/>
          <table:table-cell table:style-name="ce5" office:value-type="string">
            <text:p>Radius Matching (CPS)</text:p>
          </table:table-cell>
          <table:table-cell/>
          <table:table-cell office:value-type="string">
            <text:p>Radius Matching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564">
            <text:p>0.56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2">
            <text:p>0.12</text:p>
          </table:table-cell>
          <table:table-cell office:value-type="float" office:value="0.566">
            <text:p>0.57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9">
            <text:p>0.09</text:p>
          </table:table-cell>
          <table:table-cell office:value-type="float" office:value="0.474">
            <text:p>0.47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21">
            <text:p>0.21</text:p>
          </table:table-cell>
          <table:table-cell office:value-type="float" office:value="0.483">
            <text:p>0.4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0">
            <text:p>30.00</text:p>
          </table:table-cell>
          <table:table-cell office:value-type="float" office:value="0.45">
            <text:p>0.45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34">
            <text:p>34.00</text:p>
          </table:table-cell>
          <table:table-cell office:value-type="float" office:value="0.489">
            <text:p>0.49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71">
            <text:p>0.67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636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Office Environment 2-NN Matching (MPS)</text:p>
          </table:table-cell>
          <table:table-cell table:number-columns-repeated="3"/>
          <table:table-cell table:style-name="ce1" office:value-type="string">
            <text:p>Office Environment 2-NN Matching (CPS)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825">
            <text:p>0.83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/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873">
            <text:p>0.87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/>
          <table:table-cell office:value-type="string">
            <text:p>BRISK0-SURF2D</text:p>
          </table:table-cell>
          <table:table-cell office:value-type="float" office:value="74">
            <text:p>74.00</text:p>
          </table:table-cell>
          <table:table-cell office:value-type="float" office:value="0.742">
            <text:p>0.74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/>
          <table:table-cell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72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/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7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RISK4</text:p>
          </table:table-cell>
          <table:table-cell office:value-type="float" office:value="0.22">
            <text:p>0.22</text:p>
          </table:table-cell>
          <table:table-cell office:value-type="float" office:value="0.642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/>
          <table:table-cell office:value-type="string">
            <text:p>BRISK0-SURF2D</text:p>
          </table:table-cell>
          <table:table-cell office:value-type="float" office:value="63">
            <text:p>63.00</text:p>
          </table:table-cell>
          <table:table-cell office:value-type="float" office:value="0.713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/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815">
            <text:p>0.8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Large Hall Environment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Large Hall Environment 2-NN Matching (CPS)</text:p>
          </table:table-cell>
          <table:table-cell table:style-name="Default" table:number-columns-repeated="2"/>
          <table:table-cell table:number-columns-repeated="2"/>
          <table:table-cell office:value-type="string">
            <text:p>2-NN (MPS)</text:p>
          </table:table-cell>
          <table:table-cell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Radius Matching (MPS)</text:p>
          </table:table-cell>
          <table:table-cell/>
        </table:table-row>
        <table:table-row table:style-name="ro1"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string">
            <text:p>2-NN (CPS)</text:p>
          </table:table-cell>
          <table:table-cell/>
        </table:table-row>
        <table:table-row table:style-name="ro1"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string">
            <text:p>Radius Matching (CPS)</text:p>
          </table:table-cell>
          <table:table-cell/>
        </table:table-row>
        <table:table-row table:style-name="ro1"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82">
            <text:p>82.0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string">
            <text:p>RANSAC</text:p>
          </table:table-cell>
          <table:table-cell/>
        </table:table-row>
        <table:table-row table:style-name="ro1"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876">
            <text:p>0.88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/>
          <table:table-cell office:value-type="string">
            <text:p>BRISK4</text:p>
          </table:table-cell>
          <table:table-cell office:value-type="float" office:value="0.23">
            <text:p>0.23</text:p>
          </table:table-cell>
          <table:table-cell office:value-type="float" office:value="0.862">
            <text:p>0.86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69">
            <text:p>69.00</text:p>
          </table:table-cell>
          <table:table-cell office:value-type="float" office:value="0.895">
            <text:p>0.90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BRISK0-UBRISK</text:p>
          </table:table-cell>
          <table:table-cell office:value-type="float" office:value="0.11">
            <text:p>0.11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3" table:default-cell-style-name="Default"/>
        <table:table-row table:style-name="ro1">
          <table:table-cell>
            <draw:frame table:end-cell-address="Sheet2.L23" table:end-x="0.248cm" table:end-y="0.371cm" draw:z-index="0" draw:style-name="gr1" svg:width="25.087cm" svg:height="10.215cm" svg:x="0cm" svg:y="0.053cm">
              <draw:object draw:notify-on-update-of-ranges="Sheet1.A4:Sheet1.A8 Sheet1.J61:Sheet1.J61 Sheet1.C34:Sheet1.C38 Sheet1.J62:Sheet1.J62 Sheet1.C41:Sheet1.C44 Sheet2.L2:Sheet2.L2 Sheet2.M1:Sheet2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2.W23" table:end-x="0.029cm" table:end-y="0.318cm" draw:z-index="3" draw:style-name="gr1" svg:width="25.087cm" svg:height="10.215cm" svg:x="2.039cm" svg:y="0cm">
              <draw:object draw:notify-on-update-of-ranges="Sheet1.A4:Sheet1.A8 Sheet1.J63:Sheet1.J63 Sheet1.G34:Sheet1.G38 Sheet1.J64:Sheet1.J64 Sheet1.G41:Sheet1.G44 Sheet2.L2:Sheet2.L2 Sheet2.M1:Sheet2.M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RANSAC</text:p>
          </table:table-cell>
          <table:table-cell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0"/>
          <table:table-cell>
            <draw:frame table:end-cell-address="Sheet2.W47" table:end-x="0.139cm" table:end-y="0.213cm" draw:z-index="4" draw:style-name="gr1" svg:width="25.087cm" svg:height="10.215cm" svg:x="2.149cm" svg:y="0.345cm">
              <draw:object draw:notify-on-update-of-ranges="Sheet1.A4:Sheet1.A8 Sheet1.J63:Sheet1.J63 Sheet1.G48:Sheet1.G52 Sheet1.J64:Sheet1.J64 Sheet1.G55:Sheet1.G58 Sheet2.L2:Sheet2.L2 Sheet2.M1:Sheet2.M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>
            <draw:frame table:end-cell-address="Sheet2.L47" table:end-x="0.303cm" table:end-y="0.32cm" draw:z-index="1" draw:style-name="gr1" svg:width="25.087cm" svg:height="10.215cm" svg:x="0.055cm" svg:y="0.002cm">
              <draw:object draw:notify-on-update-of-ranges="Sheet1.A4:Sheet1.A8 Sheet1.J61:Sheet1.J61 Sheet1.C48:Sheet1.C52 Sheet1.J62:Sheet1.J62 Sheet1.C55:Sheet1.C58 Sheet2.L2:Sheet2.L2 Sheet2.M1:Sheet2.M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2"/>
          <table:table-cell>
            <draw:frame table:end-cell-address="Sheet2.Z72" table:end-x="2.148cm" table:end-y="0.214cm" draw:z-index="5" draw:style-name="gr1" svg:width="29.576cm" svg:height="11.035cm" svg:x="1.928cm" svg:y="0.426cm">
              <draw:object draw:notify-on-update-of-ranges="Sheet1.A4:Sheet1.A8 Sheet1.J63:Sheet1.J63 Sheet1.G63:Sheet1.G67 Sheet1.J64:Sheet1.J64 Sheet1.G70:Sheet1.G73 Sheet2.L2:Sheet2.L2 Sheet2.M1:Sheet2.M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>
            <draw:frame table:end-cell-address="Sheet2.N72" table:end-x="0.221cm" table:end-y="0.397cm" draw:z-index="2" draw:style-name="gr1" svg:width="29.576cm" svg:height="11.035cm" svg:x="0cm" svg:y="0.159cm">
              <draw:object draw:notify-on-update-of-ranges="Sheet1.A4:Sheet1.A8 Sheet1.J61:Sheet1.J61 Sheet1.C63:Sheet1.C67 Sheet1.J62:Sheet1.J62 Sheet1.C70:Sheet1.C73 Sheet2.L2:Sheet2.L2 Sheet2.M1:Sheet2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4" table:end-x="0.303cm" table:end-y="0.108cm" draw:z-index="0" draw:style-name="gr1" svg:width="20.626cm" svg:height="10.453cm" svg:x="0cm" svg:y="0.001cm">
              <draw:object draw:notify-on-update-of-ranges="Sheet1.I4:Sheet1.I7 Sheet1.K4:Sheet1.K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Q27" table:end-x="0.056cm" table:end-y="0.111cm" draw:z-index="2" draw:style-name="gr1" svg:width="15.999cm" svg:height="8.999cm" svg:x="2.122cm" svg:y="0.109cm">
              <draw:object draw:notify-on-update-of-ranges="Sheet1.I14:Sheet1.I15 Sheet1.K14:Sheet1.K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table:end-cell-address="Sheet3.H47" table:end-x="1.02cm" table:end-y="0.162cm" draw:z-index="1" draw:style-name="gr1" svg:width="15.999cm" svg:height="8.999cm" svg:x="0.827cm" svg:y="0.16cm">
              <draw:object draw:notify-on-update-of-ranges="Sheet1.I10:Sheet1.I11 Sheet1.K10:Sheet1.K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8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10:12</meta:creation-date>
    <dc:date>2012-08-06T18:17:26</dc:date>
    <dc:creator>Daniel Mankowitz</dc:creator>
    <meta:editing-duration>P1DT11H10M11S</meta:editing-duration>
    <meta:editing-cycles>72</meta:editing-cycles>
    <meta:generator>LibreOffice/3.3$Linux LibreOffice_project/330m19$Build-401</meta:generator>
    <meta:document-statistic meta:table-count="3" meta:cell-count="34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</text:p>
        </chart:title>
        <chart:legend chart:legend-position="top" svg:x="8.249cm" svg:y="2.011cm" chart:style-name="ch3"/>
        <chart:plot-area chart:style-name="ch4" table:cell-range-address="Sheet1.A4:Sheet1.A8 Sheet1.J61:Sheet1.J62 Sheet1.C34:Sheet1.C38 Sheet1.C41:Sheet1.C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34:Sheet1.C38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41:Sheet1.C44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08">
                <text:p>0.708</text:p>
                <draw:g>
                  <svg:desc>Sheet1.C34:Sheet1.C38</svg:desc>
                </draw:g>
              </table:table-cell>
              <table:table-cell office:value-type="float" office:value="0.564">
                <text:p>0.564</text:p>
                <draw:g>
                  <svg:desc>Sheet1.C41:Sheet1.C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51">
                <text:p>0.51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611">
                <text:p>0.61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49">
                <text:p>0.64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</text:p>
        </chart:title>
        <chart:legend chart:legend-position="top" svg:x="8.249cm" svg:y="2.011cm" chart:style-name="ch3"/>
        <chart:plot-area chart:style-name="ch4" table:cell-range-address="Sheet1.A4:Sheet1.A8 Sheet1.J61:Sheet1.J62 Sheet1.C48:Sheet1.C52 Sheet1.C55:Sheet1.C58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48:Sheet1.C52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55:Sheet1.C58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58">
                <text:p>0.758</text:p>
                <draw:g>
                  <svg:desc>Sheet1.C48:Sheet1.C52</svg:desc>
                </draw:g>
              </table:table-cell>
              <table:table-cell office:value-type="float" office:value="0.718">
                <text:p>0.718</text:p>
                <draw:g>
                  <svg:desc>Sheet1.C55:Sheet1.C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738">
                <text:p>0.738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85">
                <text:p>0.585</text:p>
              </table:table-cell>
              <table:table-cell office:value-type="float" office:value="0.682">
                <text:p>0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33">
                <text:p>0.633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</text:p>
        </chart:title>
        <chart:legend chart:legend-position="top" svg:x="10.493cm" svg:y="2.043cm" chart:style-name="ch3"/>
        <chart:plot-area chart:style-name="ch4" table:cell-range-address="Sheet1.A4:Sheet1.A8 Sheet1.J61:Sheet1.J62 Sheet1.C63:Sheet1.C67 Sheet1.C70:Sheet1.C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C63:Sheet1.C67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70:Sheet1.C73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24">
                <text:p>0.924</text:p>
                <draw:g>
                  <svg:desc>Sheet1.C63:Sheet1.C67</svg:desc>
                </draw:g>
              </table:table-cell>
              <table:table-cell office:value-type="float" office:value="0.895">
                <text:p>0.895</text:p>
                <draw:g>
                  <svg:desc>Sheet1.C70:Sheet1.C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81">
                <text:p>0.881</text:p>
              </table:table-cell>
              <table:table-cell office:value-type="float" office:value="0.814">
                <text:p>0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7cm" svg:height="10.454cm" xlink:href=".." xlink:type="simple" chart:class="chart:bar" chart:style-name="ch1">
        <chart:title svg:x="2.583cm" svg:y="0.345cm" chart:style-name="ch2">
          <text:p>The TP Rate under Varying Lighting Conditions for the Main Robocup Dataset</text:p>
        </chart:title>
        <chart:plot-area chart:style-name="ch3" table:cell-range-address="Sheet1.I4:Sheet1.I7 Sheet1.K4:Sheet1.K7" chart:data-source-has-labels="column" svg:x="1.423cm" svg:y="1.751cm" svg:width="18.38cm" svg:height="7.513cm">
          <chartooo:coordinate-region svg:x="2.335cm" svg:y="1.951cm" svg:width="17.468cm" svg:height="6.268cm"/>
          <chart:axis chart:dimension="x" chart:name="primary-x" chart:style-name="ch4">
            <chart:title svg:x="9.153cm" svg:y="9.473cm" chart:style-name="ch5">
              <text:p>Lighting Conditions</text:p>
            </chart:title>
            <chart:categories table:cell-range-address="Sheet1.I4:Sheet1.I7"/>
          </chart:axis>
          <chart:axis chart:dimension="y" chart:name="primary-y" chart:style-name="ch6">
            <chart:title svg:x="0.451cm" svg:y="6.146cm" chart:style-name="ch7">
              <text:p>TP Rate</text:p>
            </chart:title>
            <chart:grid chart:style-name="ch8" chart:class="major"/>
          </chart:axis>
          <chart:series chart:style-name="ch9" chart:values-cell-range-address="Sheet1.K4:Sheet1.K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I4:Sheet1.I7</svg:desc>
                </draw:g>
              </table:table-cell>
              <table:table-cell office:value-type="float" office:value="0.671">
                <text:p>0.671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Left Light turned off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Right Light and Main lights turned off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Both Lights turned off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95cm" svg:y="0.315cm" chart:style-name="ch2">
          <text:p>The TP rate of Nao-only images and 
Nao-Nikon images for the Main Robocup Datasets</text:p>
        </chart:title>
        <chart:plot-area chart:style-name="ch3" table:cell-range-address="Sheet1.I10:Sheet1.I11 Sheet1.K10:Sheet1.K11" chart:data-source-has-labels="column" svg:x="1.331cm" svg:y="2.138cm" svg:width="14.029cm" svg:height="5.701cm">
          <chartooo:coordinate-region svg:x="2.243cm" svg:y="2.338cm" svg:width="13.117cm" svg:height="4.854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0:Sheet1.I11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0:Sheet1.K1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I10:Sheet1.I11</svg:desc>
                </draw:g>
              </table:table-cell>
              <table:table-cell office:value-type="float" office:value="0.671">
                <text:p>0.671</text:p>
                <draw:g>
                  <svg:desc>Sheet1.K10:Sheet1.K11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415">
                <text:p>0.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73cm" svg:y="0.315cm" chart:style-name="ch2">
          <text:p>The TP rate of Nao-only Images and Nao-Nikon images for the 
Large Hall Environment Datasets</text:p>
        </chart:title>
        <chart:plot-area chart:style-name="ch3" table:cell-range-address="Sheet1.I14:Sheet1.I15 Sheet1.K14:Sheet1.K15" chart:data-source-has-labels="column" svg:x="1.331cm" svg:y="2.138cm" svg:width="14.029cm" svg:height="5.701cm">
          <chartooo:coordinate-region svg:x="2.243cm" svg:y="2.337cm" svg:width="13.117cm" svg:height="4.855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4:Sheet1.I15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4:Sheet1.K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I14:Sheet1.I15</svg:desc>
                </draw:g>
              </table:table-cell>
              <table:table-cell office:value-type="float" office:value="0.9">
                <text:p>0.9</text:p>
                <draw:g>
                  <svg:desc>Sheet1.K14:Sheet1.K15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 (CPS)</text:p>
        </chart:title>
        <chart:legend chart:legend-position="top" svg:x="8.302cm" svg:y="2.011cm" chart:style-name="ch3"/>
        <chart:plot-area chart:style-name="ch4" table:cell-range-address="Sheet1.A4:Sheet1.A8 Sheet1.J63:Sheet1.J64 Sheet1.G34:Sheet1.G38 Sheet1.G41:Sheet1.G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G34:Sheet1.G38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41:Sheet1.G44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49">
                <text:p>0.749</text:p>
                <draw:g>
                  <svg:desc>Sheet1.G34:Sheet1.G38</svg:desc>
                </draw:g>
              </table:table-cell>
              <table:table-cell office:value-type="float" office:value="0.566">
                <text:p>0.566</text:p>
                <draw:g>
                  <svg:desc>Sheet1.G41:Sheet1.G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675">
                <text:p>0.675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78">
                <text:p>0.578</text:p>
              </table:table-cell>
              <table:table-cell office:value-type="float" office:value="0.489">
                <text:p>0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82">
                <text:p>0.682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 (CPS)</text:p>
        </chart:title>
        <chart:legend chart:legend-position="top" svg:x="8.302cm" svg:y="2.011cm" chart:style-name="ch3"/>
        <chart:plot-area chart:style-name="ch4" table:cell-range-address="Sheet1.A4:Sheet1.A8 Sheet1.J63:Sheet1.J64 Sheet1.G48:Sheet1.G52 Sheet1.G55:Sheet1.G58 Sheet2.L2:Sheet2.L2 Sheet2.M1:Sheet2.M5" chart:data-source-has-labels="both" svg:x="1.512cm" svg:y="3.009cm" svg:width="22.574cm" svg:height="6.022cm">
          <chartooo:coordinate-region svg:x="2.424cm" svg:y="3.208cm" svg:width="21.662cm" svg:height="5.176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G48:Sheet1.G52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55:Sheet1.G58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825">
                <text:p>0.825</text:p>
                <draw:g>
                  <svg:desc>Sheet1.G48:Sheet1.G52</svg:desc>
                </draw:g>
              </table:table-cell>
              <table:table-cell office:value-type="float" office:value="0.72">
                <text:p>0.72</text:p>
                <draw:g>
                  <svg:desc>Sheet1.G55:Sheet1.G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73">
                <text:p>0.873</text:p>
              </table:table-cell>
              <table:table-cell office:value-type="float" office:value="0.642">
                <text:p>0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742">
                <text:p>0.742</text:p>
              </table:table-cell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722">
                <text:p>0.722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 (CPS)</text:p>
        </chart:title>
        <chart:legend chart:legend-position="top" svg:x="10.546cm" svg:y="2.043cm" chart:style-name="ch3"/>
        <chart:plot-area chart:style-name="ch4" table:cell-range-address="Sheet1.A4:Sheet1.A8 Sheet1.J63:Sheet1.J64 Sheet1.G63:Sheet1.G67 Sheet1.G70:Sheet1.G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G63:Sheet1.G67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70:Sheet1.G73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33">
                <text:p>0.933</text:p>
                <draw:g>
                  <svg:desc>Sheet1.G63:Sheet1.G67</svg:desc>
                </draw:g>
              </table:table-cell>
              <table:table-cell office:value-type="float" office:value="0.876">
                <text:p>0.876</text:p>
                <draw:g>
                  <svg:desc>Sheet1.G70:Sheet1.G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952">
                <text:p>0.952</text:p>
              </table:table-cell>
              <table:table-cell office:value-type="float" office:value="0.862">
                <text:p>0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9">
                <text:p>0.9</text:p>
              </table:table-cell>
              <table:table-cell office:value-type="float" office:value="0.895">
                <text:p>0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